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1cd" officeooo:paragraph-rsid="001411cd"/>
    </style:style>
    <style:style style:name="P2" style:family="paragraph" style:parent-style-name="Standard">
      <style:paragraph-properties fo:text-align="start" style:justify-single-word="false"/>
      <style:text-properties officeooo:rsid="001411cd" officeooo:paragraph-rsid="001411cd"/>
    </style:style>
    <style:style style:name="P3" style:family="paragraph" style:parent-style-name="Standard">
      <style:paragraph-properties fo:text-align="start" style:justify-single-word="false"/>
      <style:text-properties officeooo:rsid="00151316" officeooo:paragraph-rsid="00151316"/>
    </style:style>
    <style:style style:name="P4" style:family="paragraph" style:parent-style-name="Standard">
      <style:paragraph-properties fo:text-align="start" style:justify-single-word="false"/>
      <style:text-properties officeooo:rsid="0015605e" officeooo:paragraph-rsid="0015605e"/>
    </style:style>
    <style:style style:name="T1" style:family="text">
      <style:text-properties officeooo:rsid="00156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 Card</text:p>
      <text:p text:style-name="P2"/>
      <text:p text:style-name="P2">8 pinos</text:p>
      <text:p text:style-name="P2"/>
      <text:p text:style-name="P2">GND</text:p>
      <text:p text:style-name="P2">5V</text:p>
      <text:p text:style-name="P2">3,3V</text:p>
      <text:p text:style-name="P2">4 pinos de sinal</text:p>
      <text:p text:style-name="P2"/>
      <text:p text:style-name="P2">Os pinos de sinal atuam com sinais de 3V, então deve-se por resistências como divisores de tensão.</text:p>
      <text:p text:style-name="P2"/>
      <text:p text:style-name="P3">Será usado para gravar os dados dos parâmetros em um documento de texto. <text:span text:style-name="T1">Utiliza a interface SPI pra se comunicar com o arduino. </text:span></text:p>
      <text:p text:style-name="P3"/>
      <text:p text:style-name="P4">Os testes realizados com este equipamento acontecerão em 3 partes.</text:p>
      <text:p text:style-name="P4"/>
      <text:p text:style-name="P4">Primeiramente um simples contador, através de um botão, dará como saída um arquivo mostrando a contagem.</text:p>
      <text:p text:style-name="P4"/>
      <text:p text:style-name="P4">Obtendo sucesso no teste acima, iremos para o próximo. A gravação da leitura de um simples potenciômetro, em intervalos de 0,1 segundos, que é o estipulado no regulamento. O circuito funcionará por 10 minutos e após isso analisaremos os resultados.</text:p>
      <text:p text:style-name="P4"/>
      <text:p text:style-name="P4">Após o segundo teste, testaremos o módulo diretamente com um sensor, o SR04, por ser o mais simples.</text:p>
      <text:p text:style-name="P4"/>
      <text:p text:style-name="P4">Os outros sensores serão adicionados a programação paulatinamente, a medida em que obtivermos sucesso com cada um de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4:50:44.205000000</meta:creation-date>
    <dc:date>2016-07-08T10:55:37.848000000</dc:date>
    <meta:editing-duration>PT13H44M10S</meta:editing-duration>
    <meta:editing-cycles>1</meta:editing-cycles>
    <meta:document-statistic meta:table-count="0" meta:image-count="0" meta:object-count="0" meta:page-count="1" meta:paragraph-count="13" meta:word-count="153" meta:character-count="904" meta:non-whitespace-character-count="763"/>
    <meta:generator>LibreOffice/4.4.7.2$Windows_x86 LibreOffice_project/f3153a8b245191196a4b6b9abd1d0da16eead600</meta:generator>
  </office:meta>
</office:document-meta>
</file>